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fe5" officeooo:paragraph-rsid="00070fe5"/>
    </style:style>
    <style:style style:name="P2" style:family="paragraph" style:parent-style-name="Standard" style:list-style-name="L1">
      <style:text-properties officeooo:rsid="00070fe5" officeooo:paragraph-rsid="00070f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 — интерфейс командной строки. Вы должны написать программу, которая через командную строку, посредством команд, которые Вы напишите на Go, выполняет следующие функции: </text:p>
      <text:list xml:id="list1315637451" text:style-name="L1">
        <text:list-item>
          <text:p text:style-name="P2">Добавляет задание в ваш список дел</text:p>
        </text:list-item>
        <text:list-item>
          <text:p text:style-name="P2">Помечает задание выполненным</text:p>
        </text:list-item>
        <text:list-item>
          <text:p text:style-name="P2">Выводит список невыполненных заданий</text:p>
        </text:list-item>
      </text:list>
      <text:p text:style-name="P1">Список дел храните в json файле.</text:p>
      <text:p text:style-name="P1"/>
      <text:p text:style-name="P1">Чтобы написать такую программу Вам потребуется библиотека, которая позволяет создавать команды для терминала. Библиотеку можно найти тут <text:a xlink:type="simple" xlink:href="https://github.com/avelino/awesome-go#command-line" text:style-name="Internet_20_link" text:visited-style-name="Visited_20_Internet_20_Link">https://github.com/avelino/awesome-go#command-line</text:a>. Если Вам без разницы, то используйте данную библиотеку <text:a xlink:type="simple" xlink:href="https://github.com/spf13/cobra" text:style-name="Internet_20_link" text:visited-style-name="Visited_20_Internet_20_Link">https://github.com/spf13/cobra</text:a>. Как использовать библиотеку написано в ссылке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4T01:58:38.760427263</meta:creation-date>
    <dc:date>2020-07-24T02:08:42.861740689</dc:date>
    <meta:editing-duration>PT10M6S</meta:editing-duration>
    <meta:editing-cycles>1</meta:editing-cycles>
    <meta:document-statistic meta:table-count="0" meta:image-count="0" meta:object-count="0" meta:page-count="1" meta:paragraph-count="6" meta:word-count="77" meta:character-count="630" meta:non-whitespace-character-count="560"/>
    <meta:generator>LibreOffice/6.3.5.2$Linux_X86_64 LibreOffice_project/30$Build-2</meta:generator>
  </office:meta>
</office:document-meta>
</file>